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44.13mm" svg:height="81.07mm" svg:x="66.53mm" svg:y="25.71mm">
            <draw:object draw:notify-on-update-of-ranges="Feuille1.B2:Feuille1.B3 Feuille1.C1:Feuille1.C1 Feuille1.C2:Feuille1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GPU memory (MB)</text:p>
          </table:table-cell>
        </table:table-row>
        <table:table-row table:style-name="ro1">
          <table:table-cell/>
          <table:table-cell office:value-type="string" calcext:value-type="string">
            <text:p>SRR15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/>
          <table:table-cell office:value-type="string" calcext:value-type="string">
            <text:p>SRR250</text:p>
          </table:table-cell>
          <table:table-cell office:value-type="float" office:value="3583" calcext:value-type="float">
            <text:p>3583</text:p>
          </table:table-cell>
        </table:table-row>
      </table:table>
      <table:table table:name="Feuille2" table:style-name="ta1">
        <table:shapes>
          <draw:frame draw:z-index="0" draw:style-name="gr1" draw:text-style-name="P1" svg:width="124.54mm" svg:height="89.99mm" svg:x="7.34mm" svg:y="43.76mm">
            <draw:object draw:notify-on-update-of-ranges="Feuille2.B1:Feuille2.B1 Feuille2.B2:Feuille2.B5 Feuille2.C1:Feuille2.C1 Feuille2.C2:Feuille2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1.97mm" svg:height="89.99mm" svg:x="147.86mm" svg:y="44.29mm">
            <draw:object draw:notify-on-update-of-ranges="Feuille2.B1:Feuille2.B1 Feuille2.B2:Feuille2.B5 Feuille2.D1:Feuille2.D1 Feuille2.D2:Feuille2.D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tream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Visible kernel ti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6.519" calcext:value-type="float">
            <text:p>446.519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float" office:value="443.63" calcext:value-type="float">
            <text:p>443.63</text:p>
          </table:table-cell>
          <table:table-cell office:value-type="float" office:value="37.592" calcext:value-type="float">
            <text:p>37.59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03.254" calcext:value-type="float">
            <text:p>403.254</text:p>
          </table:table-cell>
          <table:table-cell office:value-type="float" office:value="8.49" calcext:value-type="float">
            <text:p>8.49</text:p>
          </table:table-cell>
          <table:table-cell/>
          <table:table-cell office:value-type="float" office:value="399.406" calcext:value-type="float">
            <text:p>399.406</text:p>
          </table:table-cell>
          <table:table-cell office:value-type="float" office:value="6.076" calcext:value-type="float">
            <text:p>6.07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1.395" calcext:value-type="float">
            <text:p>401.395</text:p>
          </table:table-cell>
          <table:table-cell office:value-type="float" office:value="9.873" calcext:value-type="float">
            <text:p>9.873</text:p>
          </table:table-cell>
          <table:table-cell/>
          <table:table-cell office:value-type="float" office:value="400.8" calcext:value-type="float">
            <text:p>400.8</text:p>
          </table:table-cell>
          <table:table-cell office:value-type="float" office:value="6.532" calcext:value-type="float">
            <text:p>6.5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4.375" calcext:value-type="float">
            <text:p>404.375</text:p>
          </table:table-cell>
          <table:table-cell office:value-type="float" office:value="11.056" calcext:value-type="float">
            <text:p>11.056</text:p>
          </table:table-cell>
          <table:table-cell/>
          <table:table-cell office:value-type="float" office:value="403.675" calcext:value-type="float">
            <text:p>403.675</text:p>
          </table:table-cell>
          <table:table-cell office:value-type="float" office:value="6.774" calcext:value-type="float">
            <text:p>6.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2:14:31.776000000</meta:creation-date>
    <meta:generator>LibreOffice/6.2.4.2$Windows_X86_64 LibreOffice_project/2412653d852ce75f65fbfa83fb7e7b669a126d64</meta:generator>
    <dc:date>2019-07-14T18:15:59.727000000</dc:date>
    <meta:editing-duration>PT4H34M43S</meta:editing-duration>
    <meta:editing-cycles>5</meta:editing-cycles>
    <meta:document-statistic meta:table-count="2" meta:cell-count="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14cm" svg:height="8.108cm" xlink:href=".." xlink:type="simple" chart:class="chart:bar" chart:style-name="ch1">
        <chart:title svg:x="4.107cm" svg:y="0.298cm" chart:style-name="ch2">
          <text:p>Memory use for two data sets </text:p>
        </chart:title>
        <chart:legend chart:legend-position="end" svg:x="10.722cm" svg:y="3.755cm" style:legend-expansion="high" chart:style-name="ch3"/>
        <chart:plot-area chart:style-name="ch4" table:cell-range-address="Feuille1.B1:Feuille1.C3" chart:data-source-has-labels="both" svg:x="1.299cm" svg:y="1.239cm" svg:width="9.135cm" svg:height="6.707cm">
          <chartooo:coordinate-region svg:x="2.291cm" svg:y="1.439cm" svg:width="8.143cm" svg:height="5.86cm"/>
          <chart:axis chart:dimension="x" chart:name="primary-x" chart:style-name="ch5" chartooo:axis-type="auto">
            <chartooo:date-scale/>
            <chart:categories table:cell-range-address="Feuille1.B2:Feuille1.B3"/>
          </chart:axis>
          <chart:axis chart:dimension="y" chart:name="primary-y" chart:style-name="ch6">
            <chart:title svg:x="0.451cm" svg:y="5.999cm" chart:style-name="ch7">
              <text:p>GPU Memory (MB)</text:p>
            </chart:title>
            <chart:grid chart:style-name="ch8" chart:class="major"/>
          </chart:axis>
          <chart:series chart:style-name="ch9" chart:values-cell-range-address="Feuille1.C2:Feuille1.C3" chart:label-cell-address="Feuille1.C1:Feuille1.C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memory (MB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RR150</text:p>
                <draw:g>
                  <svg:desc>Feuille1.B2:Feuille1.B3</svg:desc>
                </draw:g>
              </table:table-cell>
              <table:table-cell office:value-type="float" office:value="1424">
                <text:p>1424</text:p>
                <draw:g>
                  <svg:desc>Feuille1.C2:Feuille1.C3</svg:desc>
                </draw:g>
              </table:table-cell>
            </table:table-row>
            <table:table-row>
              <table:table-cell office:value-type="string">
                <text:p>SRR250</text:p>
              </table:table-cell>
              <table:table-cell office:value-type="float" office:value="3583">
                <text:p>3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55cm" svg:height="9cm" xlink:href=".." xlink:type="simple" chart:class="chart:bar" chart:style-name="ch1">
        <chart:title svg:x="0.217cm" svg:y="0.315cm" chart:style-name="ch2">
          <text:p>Total execution time with 12 threads on SRR150, batches of 1000 sequences, for different number of streams</text:p>
        </chart:title>
        <chart:plot-area chart:style-name="ch3" table:cell-range-address="Feuille2.B1:Feuille2.C5" chart:data-source-has-labels="both" svg:x="0.896cm" svg:y="1.724cm" svg:width="9.545cm" svg:height="6.06cm">
          <chartooo:coordinate-region svg:x="1.332cm" svg:y="1.724cm" svg:width="8.829cm" svg:height="5.413cm"/>
          <chart:axis chart:dimension="x" chart:name="primary-x" chart:style-name="ch4" chartooo:axis-type="auto">
            <chartooo:date-scale/>
            <chart:title svg:x="0.087cm" svg:y="6.174cm" chart:style-name="ch5">
              <text:p>Number of streams</text:p>
            </chart:title>
            <chart:categories table:cell-range-address="Feuille2.B2:Feuille2.B5"/>
          </chart:axis>
          <chart:axis chart:dimension="y" chart:name="primary-y" chart:style-name="ch6">
            <chart:title svg:x="5.029cm" svg:y="7.964cm" chart:style-name="ch7">
              <text:p>Time (s)</text:p>
            </chart:title>
            <chart:grid chart:style-name="ch8" chart:class="major"/>
          </chart:axis>
          <chart:series chart:style-name="ch9" chart:values-cell-range-address="Feuille2.C2:Feuille2.C5" chart:label-cell-address="Feuille2.C1:Feuille2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</text:p>
                <draw:g>
                  <svg:desc>Feuille2.C1:Feuille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2.B2:Feuille2.B5</svg:desc>
                </draw:g>
              </table:table-cell>
              <table:table-cell office:value-type="float" office:value="446.519">
                <text:p>446.519</text:p>
                <draw:g>
                  <svg:desc>Feuille2.C2:Feuille2.C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3.254">
                <text:p>403.2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1.395">
                <text:p>401.3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4.375">
                <text:p>404.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8cm" svg:height="9cm" xlink:href=".." xlink:type="simple" chart:class="chart:bar" chart:style-name="ch1">
        <chart:title svg:x="0.227cm" svg:y="0.316cm" chart:style-name="ch2">
          <text:p>Visible kernel time with 12 threads on SRR150, batches of 1000 sequences, for different number of streams</text:p>
        </chart:title>
        <chart:plot-area chart:style-name="ch3" table:cell-range-address="Feuille2.B1:Feuille2.B5 Feuille2.D1:Feuille2.D5" chart:data-source-has-labels="both" svg:x="1.214cm" svg:y="2.281cm" svg:width="8.781cm" svg:height="5.558cm">
          <chartooo:coordinate-region svg:x="1.65cm" svg:y="2.281cm" svg:width="8.158cm" svg:height="4.911cm"/>
          <chart:axis chart:dimension="x" chart:name="primary-x" chart:style-name="ch4" chartooo:axis-type="auto">
            <chartooo:date-scale/>
            <chart:title svg:x="0.451cm" svg:y="6.48cm" chart:style-name="ch5">
              <text:p>Number of streams</text:p>
            </chart:title>
            <chart:categories table:cell-range-address="Feuille2.B2:Feuille2.B5"/>
          </chart:axis>
          <chart:axis chart:dimension="y" chart:name="primary-y" chart:style-name="ch6">
            <chart:title svg:x="4.965cm" svg:y="8.019cm" chart:style-name="ch7">
              <text:p>Time (s)</text:p>
            </chart:title>
            <chart:grid chart:style-name="ch8" chart:class="major"/>
          </chart:axis>
          <chart:series chart:style-name="ch9" chart:values-cell-range-address="Feuille2.D2:Feuille2.D5" chart:label-cell-address="Feuille2.D1:Feuille2.D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ble kernel time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2.B2:Feuille2.B5</svg:desc>
                </draw:g>
              </table:table-cell>
              <table:table-cell office:value-type="float" office:value="31.275">
                <text:p>31.275</text:p>
                <draw:g>
                  <svg:desc>Feuille2.D2:Feuille2.D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873">
                <text:p>9.8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056">
                <text:p>11.0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